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yuthaya" svg:font-family="Ayuthaya" style:font-pitch="variable"/>
    <style:font-face style:name="Copperplate" svg:font-family="Copperplate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1377"/>
    </style:style>
    <style:style style:name="P3" style:family="paragraph" style:parent-style-name="Standard">
      <style:paragraph-properties fo:text-align="start" style:justify-single-word="false"/>
      <style:text-properties officeooo:paragraph-rsid="001e1377"/>
    </style:style>
    <style:style style:name="P4" style:family="paragraph" style:parent-style-name="Standard">
      <style:paragraph-properties fo:text-align="start" style:justify-single-word="false"/>
      <style:text-properties officeooo:rsid="001e1377" officeooo:paragraph-rsid="001e1377"/>
    </style:style>
    <style:style style:name="P5" style:family="paragraph" style:parent-style-name="Standard">
      <style:paragraph-properties fo:text-align="center" style:justify-single-word="false"/>
      <style:text-properties officeooo:rsid="001e1377" officeooo:paragraph-rsid="001e1377"/>
    </style:style>
    <style:style style:name="P6" style:family="paragraph" style:parent-style-name="Standard">
      <style:paragraph-properties fo:text-align="start" style:justify-single-word="false"/>
      <style:text-properties style:font-name="Ayuthaya" fo:font-size="16pt" fo:text-shadow="1pt 1pt" fo:font-weight="normal" officeooo:rsid="001e1377" officeooo:paragraph-rsid="001e137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pperplate" fo:font-size="18pt" style:text-underline-style="solid" style:text-underline-type="double" style:text-underline-width="auto" style:text-underline-color="font-color" officeooo:rsid="001e1377" officeooo:paragraph-rsid="001e1377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Georgia" fo:font-size="15pt" fo:font-style="italic" style:text-underline-style="wave" style:text-underline-width="auto" style:text-underline-color="font-color" officeooo:rsid="001e1377" officeooo:paragraph-rsid="001e1377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style="italic" style:text-underline-style="solid" style:text-underline-width="auto" style:text-underline-color="font-color" officeooo:rsid="001e1377" officeooo:paragraph-rsid="001e321b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text-outline="true" style:font-name="Courier New" fo:font-size="14pt" officeooo:rsid="001e1377" officeooo:paragraph-rsid="001e1377" fo:background-color="transparen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f07b8" officeooo:paragraph-rsid="001f07b8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font-style="normal" style:text-underline-style="none" officeooo:rsid="001f07b8" officeooo:paragraph-rsid="001f07b8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2pt" fo:font-style="normal" style:text-underline-style="none" officeooo:rsid="001f07b8" officeooo:paragraph-rsid="00217de7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officeooo:rsid="001f07b8" officeooo:paragraph-rsid="0022d7cb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officeooo:rsid="001f07b8" officeooo:paragraph-rsid="001f07b8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font-style="normal" style:text-underline-style="none" officeooo:rsid="001f07b8" officeooo:paragraph-rsid="0022d7cb" style:font-size-asian="16pt" style:font-style-asian="normal" style:font-size-complex="16pt" style:font-style-complex="normal"/>
    </style:style>
    <style:style style:name="P17" style:family="paragraph" style:parent-style-name="Standard">
      <loext:graphic-properties draw:fill-gradient-name="gradient" draw:fill-hatch-name="hatch"/>
      <style:paragraph-properties fo:margin-top="5.71cm" fo:margin-bottom="0cm" style:contextual-spacing="false" fo:text-align="center" style:justify-single-word="false"/>
      <style:text-properties style:font-name="Times New Roman" fo:font-size="18pt" fo:font-style="normal" style:text-underline-style="none" officeooo:rsid="001f07b8" officeooo:paragraph-rsid="001f07b8" style:font-size-asian="18pt" style:font-style-asian="normal" style:font-size-complex="18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officeooo:rsid="0020b4ca" officeooo:paragraph-rsid="0020b4ca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none" officeooo:rsid="001f07b8" officeooo:paragraph-rsid="0022d7cb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6pt" fo:font-style="normal" style:text-underline-style="none" officeooo:rsid="0020b4ca" officeooo:paragraph-rsid="0022d7cb" style:font-size-asian="16pt" style:font-style-asian="normal" style:font-size-complex="16pt" style:font-style-complex="normal"/>
    </style:style>
    <style:style style:name="T1" style:family="text">
      <style:text-properties officeooo:rsid="001e137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0b4ca"/>
    </style:style>
    <style:style style:name="T5" style:family="text">
      <style:text-properties officeooo:rsid="00217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<text:span text:style-name="T1">1</text:span></text:p>
      <text:p text:style-name="P2">редактирование и форматирование документа </text:p>
      <text:p text:style-name="P2">средствами <text:span text:style-name="T1">MS Word</text:span></text:p>
      <text:p text:style-name="P3">Цель работы: приобрести умение редактирования и форматирования текстовых документов с помощью редактора <text:span text:style-name="T1">WORD</text:span></text:p>
      <text:p text:style-name="P5">Ход работы:</text:p>
      <text:p text:style-name="P4">Задание 1</text:p>
      <text:p text:style-name="P10"><text:span text:style-name="T3">Я развиваюсь на уроке</text:span> и информационных технологий</text:p>
      <text:p text:style-name="P6"><text:span text:style-name="T2">Я</text:span> <text:span text:style-name="T2">развиваюсь</text:span> <text:span text:style-name="T2">на</text:span> <text:span text:style-name="T2">уроке</text:span> <text:span text:style-name="T2">и</text:span> <text:span text:style-name="T2">информационных</text:span> <text:span text:style-name="T2">технологий</text:span></text:p>
      <text:p text:style-name="P7">Я развиваюсь на уроке и информационных технологий</text:p>
      <text:p text:style-name="P8">Я развиваюсь на уроке и информационных технологий</text:p>
      <text:p text:style-name="P9">Я РАЗВИВАЮСЬ НА УРОКЕ И ИНФОРМАЦИОННЫХ ТЕХНОЛОГИЙ</text:p>
      <text:p text:style-name="P9"/>
      <text:p text:style-name="P11"/>
      <text:p text:style-name="P19">Задание 2</text:p>
      <text:p text:style-name="P14">ПЕНЗЕНСКИЙ ГОСУДАРСТВЕННЫЙ УНИВЕРСИТЕТ</text:p>
      <text:p text:style-name="P15">Колледж Технологический</text:p>
      <text:p text:style-name="P17">ОТЧЕТ</text:p>
      <text:p text:style-name="P15">о выполнении практических работ по дисциплине</text:p>
      <text:p text:style-name="P15">«Информационные технологии»</text:p>
      <text:p text:style-name="P16">Тема: «Создание документов средствами текстового процессора <text:span text:style-name="T4">MS </text:span></text:p>
      <text:p text:style-name="P20">Word»</text:p>
      <text:p text:style-name="P13"><text:tab/><text:tab/><text:tab/><text:tab/>Выполнили: ст. Велиханова А.Р. Медведева В.О., гр. <text:span text:style-name="T5">23КЮ4</text:span></text:p>
      <text:p text:style-name="P12">Проверил: преподаватель Пудовкина О.Н.</text:p>
      <text:p text:style-name="P18">2024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yuthaya" svg:font-family="Ayuthaya" style:font-pitch="variable"/>
    <style:font-face style:name="Copperplate" svg:font-family="Copperplate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5.71cm" fo:margin-bottom="0cm" style:contextual-spacing="true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3T10:13:37.493422101</meta:creation-date>
    <dc:date>2024-09-03T11:20:44.474259072</dc:date>
    <meta:editing-duration>PT1M51S</meta:editing-duration>
    <meta:editing-cycles>1</meta:editing-cycles>
    <meta:generator>LibreOffice/7.2.0.4$MacOSX_X86_64 LibreOffice_project/9a9c6381e3f7a62afc1329bd359cc48accb6435b</meta:generator>
    <meta:document-statistic meta:table-count="0" meta:image-count="0" meta:object-count="0" meta:page-count="2" meta:paragraph-count="22" meta:word-count="99" meta:character-count="774" meta:non-whitespace-character-count="691"/>
  </office:meta>
</office:document-meta>
</file>